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13M54S">
            <text:p>11:13:5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14M54S">
            <text:p>11:14:5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299in" table:end-y="0.002in" draw:z-index="0" draw:name="Chart 1" draw:style-name="gr1" svg:width="13.1886in" svg:height="5.0524in" svg:x="0.0295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68.6">
            <text:p>16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9.1333333333333">
            <text:p>39.1</text:p>
          </table:table-cell>
          <table:table-cell table:style-name="ce4" office:value-type="float" office:value="4.06666666666667">
            <text:p>4.1</text:p>
          </table:table-cell>
          <table:table-cell table:style-name="ce4" office:value-type="float" office:value="4.43333333333333">
            <text:p>4.4</text:p>
          </table:table-cell>
          <table:table-cell table:style-name="ce4" office:value-type="float" office:value="52.3666666666667">
            <text:p>52.4</text:p>
          </table:table-cell>
          <table:table-cell table:style-name="ce4" office:value-type="float" office:value="43.2">
            <text:p>43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11">
            <text:p>31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61.4">
            <text:p>61.4</text:p>
          </table:table-cell>
          <table:table-cell table:style-name="ce4" office:value-type="float" office:value="6.8">
            <text:p>6.8</text:p>
          </table:table-cell>
          <table:table-cell table:style-name="ce4" office:value-type="float" office:value="8">
            <text:p>8.0</text:p>
          </table:table-cell>
          <table:table-cell table:style-name="ce4" office:value-type="float" office:value="97.4">
            <text:p>97.4</text:p>
          </table:table-cell>
          <table:table-cell table:style-name="ce4" office:value-type="float" office:value="68.2">
            <text:p>68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5H14M54S">
            <text:p>11:14:5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6899488926746">
            <text:p>1.6</text:p>
          </table:table-cell>
          <table:table-cell table:style-name="ce4" office:value-type="float" office:value="1.67213114754098">
            <text:p>1.7</text:p>
          </table:table-cell>
          <table:table-cell table:style-name="ce4" office:value-type="float" office:value="1.80451127819549">
            <text:p>1.8</text:p>
          </table:table-cell>
          <table:table-cell table:style-name="ce4" office:value-type="float" office:value="1.85996180776575">
            <text:p>1.9</text:p>
          </table:table-cell>
          <table:table-cell table:style-name="ce4" office:value-type="float" office:value="1.5787037037037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96.13">
            <text:p>29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13.53S">
            <text:p>00:11:1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628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11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239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53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233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3936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7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603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14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26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402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9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9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29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6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19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4781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15383 0 146445 68398634 49331 3 3296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15360 0 44302 17046027 13059 3 2693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9841 0 29534 17135524 5757 0 18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9036 0 33972 17120093 5899 0 179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1145 0 38635 17096988 24615 0 240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393209 54 6 0 0 0 0 2 0 1 0 0 0 123 0 210823 69 0 0 0 0 0 0 0 22 0 0 0 0 0 0 0 0 424685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798258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803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451549 0 4514217 949665 3090248 210864 0 3 1373289 14496 429876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9408 <text:s text:c="4"/>126 <text:s text:c="3"/>0 <text:s text:c="3"/>0 <text:s text:c="3"/>0 <text:s text:c="4"/>0 <text:s text:c="9"/>0 <text:s text:c="8"/>0 <text:s text:c="4"/>9408 <text:s text:c="4"/>12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27672213 3583639 <text:s text:c="3"/>0 1020 <text:s text:c="3"/>0 <text:s text:c="4"/>0 <text:s text:c="9"/>0 <text:s text:c="8"/>0 1864614392 147789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17 7543 1082246 255452 192803 2041567 17934032 15689932 0 681348 160110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15 7512 1081194 254868 192800 2041565 17934008 15689916 0 681160 160104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58592 21 23 5 62 13850 104396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583639 errors:0 dropped:102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47789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27672213 (427.6 MB) <text:s/>TX bytes:1864614392 (1.8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408 (9.4 KB) <text:s/>TX bytes:9408 (9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87 <text:s text:c="5"/>4093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97.4">
            <text:p>97.4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54.7">
            <text:p>54.7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35.9">
            <text:p>35.9</text:p>
          </table:table-cell>
          <table:table-cell office:value-type="float" office:value="59.1">
            <text:p>59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61.4">
            <text:p>61.4</text:p>
          </table:table-cell>
          <table:table-cell office:value-type="float" office:value="6.8">
            <text:p>6.8</text:p>
          </table:table-cell>
          <table:table-cell office:value-type="float" office:value="8">
            <text:p>8</text:p>
          </table:table-cell>
          <table:table-cell office:value-type="float" office:value="23.8">
            <text:p>23.8</text:p>
          </table:table-cell>
          <table:table-cell office:value-type="float" office:value="68.2">
            <text:p>68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9.1333333333333">
            <text:p>39.13</text:p>
            <draw:frame table:end-cell-address="CPU_ALL.U32" table:end-x="0.4736in" table:end-y="0.002in" draw:z-index="0" draw:name="Chart 1" draw:style-name="gr1" svg:width="13.1685in" svg:height="5.0524in" svg:x="0.0295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06666666666667">
            <text:p>4.07</text:p>
          </table:table-cell>
          <table:table-cell office:value-type="float" office:value="4.43333333333333">
            <text:p>4.43</text:p>
          </table:table-cell>
          <table:table-cell office:value-type="float" office:value="52.3666666666667">
            <text:p>52.37</text:p>
          </table:table-cell>
          <table:table-cell office:value-type="float" office:value="43.2">
            <text:p>43.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36in" table:end-y="0.0169in" draw:z-index="1" draw:name="Chart 2" draw:style-name="gr1" svg:width="13.1685in" svg:height="5.0535in" svg:x="0.0295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37.3">
            <text:p>37.3</text:p>
          </table:table-cell>
          <table:table-cell table:style-name="ce10" office:value-type="float" office:value="3.33333333333333">
            <text:p>3.3</text:p>
          </table:table-cell>
          <table:table-cell table:style-name="ce10" office:value-type="float" office:value="1.7">
            <text:p>1.7</text:p>
          </table:table-cell>
          <table:table-cell table:style-name="ce10" office:value-type="float" office:value="57.7666666666667">
            <text:p>57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41.0333333333333">
            <text:p>41.0</text:p>
          </table:table-cell>
          <table:table-cell table:style-name="ce10" office:value-type="float" office:value="3.6">
            <text:p>3.6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52.9333333333333">
            <text:p>52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8.7333333333333">
            <text:p>38.7</text:p>
          </table:table-cell>
          <table:table-cell table:style-name="ce10" office:value-type="float" office:value="3.73333333333333">
            <text:p>3.7</text:p>
          </table:table-cell>
          <table:table-cell table:style-name="ce10" office:value-type="float" office:value="2.63333333333333">
            <text:p>2.6</text:p>
          </table:table-cell>
          <table:table-cell table:style-name="ce10" office:value-type="float" office:value="54.9">
            <text:p>54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8.3333333333333">
            <text:p>38.3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46.6666666666667">
            <text:p>46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36in" table:end-y="0.002in" draw:z-index="0" draw:name="Chart 1" draw:style-name="gr1" svg:width="13.1685in" svg:height="5.0524in" svg:x="0.0295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">
            <text:p>0</text:p>
          </table:table-cell>
          <table:table-cell office:value-type="float" office:value="116.4">
            <text:p>116.4</text:p>
          </table:table-cell>
          <table:table-cell office:value-type="float" office:value="9.2">
            <text:p>9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85.6">
            <text:p>185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0">
            <text:p>0</text:p>
          </table:table-cell>
          <table:table-cell office:value-type="float" office:value="8096.6">
            <text:p>8096.6</text:p>
          </table:table-cell>
          <table:table-cell office:value-type="float" office:value="311">
            <text:p>3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3in" table:end-y="0.002in" draw:z-index="0" draw:name="Chart 1" draw:style-name="gr1" svg:width="13.2697in" svg:height="5.0524in" svg:x="0.0295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3290.33333333333">
            <text:p>3290.3</text:p>
          </table:table-cell>
          <table:table-cell table:style-name="ce11" table:formula="of:=AVERAGE([.D2:.D4])" office:value-type="float" office:value="168.6">
            <text:p>168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3630.69234998143">
            <text:p>3630.7</text:p>
          </table:table-cell>
          <table:table-cell table:style-name="ce11" table:formula="of:=IF([.D6]=0;0;MAX(SUMPRODUCT([.D2:.D4];[.D2:.D4])/SUM([.D2:.D4])-[.D6];0))" office:value-type="float" office:value="90.8958481613286">
            <text:p>90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175.57431668524">
            <text:p>1175.6</text:p>
          </table:table-cell>
          <table:table-cell table:style-name="ce11" table:formula="of:=ABS(MAX([.D2:.D4])-[.D6]-[.D7])" office:value-type="float" office:value="51.5041518386714">
            <text:p>51.5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3in" table:end-y="0.0169in" draw:z-index="1" draw:name="Chart 2" draw:style-name="gr1" svg:width="13.2697in" svg:height="5.0535in" svg:x="0.0295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table:number-columns-repeated="2" office:value-type="float" office:value="12.8">
            <text:p>1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.6">
            <text:p>2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2" office:value-type="float" office:value="8.9">
            <text:p>8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8">
            <text:p>1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2">
            <text:p>5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5.9">
            <text:p>15.9</text:p>
            <draw:frame table:end-cell-address="DISKBSIZE.V32" table:end-x="0.2236in" table:end-y="0.002in" draw:z-index="0" draw:name="Chart 1" draw:style-name="gr1" svg:width="13.2921in" svg:height="5.0524in" svg:x="0.0295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5.9">
            <text:p>15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.36729559748428">
            <text:p>3.4</text:p>
          </table:table-cell>
          <table:table-cell table:style-name="ce11" table:formula="of:=IF([.C6]=0;0;MAX(SUMPRODUCT([.C2:.C4];[.C2:.C4])/SUM([.C2:.C4])-[.C6];0))" office:value-type="float" office:value="3.36729559748428">
            <text:p>3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6.73270440251572">
            <text:p>6.7</text:p>
          </table:table-cell>
          <table:table-cell table:style-name="ce11" table:formula="of:=ABS(MAX([.C2:.C4])-[.C6]-[.C7])" office:value-type="float" office:value="6.73270440251572">
            <text:p>6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9.2672955974843">
            <text:p>19.3</text:p>
          </table:table-cell>
          <table:table-cell table:style-name="ce11" table:formula="of:=[.C6]+ [.C7]" office:value-type="float" office:value="19.2672955974843">
            <text:p>19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36in" table:end-y="0.0169in" draw:z-index="1" draw:name="Chart 2" draw:style-name="gr1" svg:width="13.2921in" svg:height="5.0535in" svg:x="0.0295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9">
            <text:p>0.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2" office:value-type="float" office:value="32.6">
            <text:p>3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5.2">
            <text:p>6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2" office:value-type="float" office:value="58.1">
            <text:p>5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6.2">
            <text:p>11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0.2333333333333">
            <text:p>30.2</text:p>
            <draw:frame table:end-cell-address="DISKBUSY.V32" table:end-x="0.2236in" table:end-y="0.002in" draw:z-index="0" draw:name="Chart 1" draw:style-name="gr1" svg:width="13.2921in" svg:height="5.0524in" svg:x="0.0295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0.5333333333333">
            <text:p>30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8.7012862918045">
            <text:p>18.7</text:p>
          </table:table-cell>
          <table:table-cell table:style-name="ce11" table:formula="of:=IF([.C6]=0;0;MAX(SUMPRODUCT([.C2:.C4];[.C2:.C4])/SUM([.C2:.C4])-[.C6];0))" office:value-type="float" office:value="17.9293304221252">
            <text:p>17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9.16538037486219">
            <text:p>9.2</text:p>
          </table:table-cell>
          <table:table-cell table:style-name="ce11" table:formula="of:=ABS(MAX([.C2:.C4])-[.C6]-[.C7])" office:value-type="float" office:value="9.63733624454149">
            <text:p>9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8.9346196251378">
            <text:p>48.9</text:p>
          </table:table-cell>
          <table:table-cell table:style-name="ce11" table:formula="of:=[.C6]+ [.C7]" office:value-type="float" office:value="48.4626637554585">
            <text:p>48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36in" table:end-y="0.0169in" draw:z-index="1" draw:name="Chart 2" draw:style-name="gr1" svg:width="13.2921in" svg:height="5.0535in" svg:x="0.0295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36in" table:end-y="0.002in" draw:z-index="0" draw:name="Chart 1" draw:style-name="gr1" svg:width="13.2921in" svg:height="5.0524in" svg:x="0.0295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36in" table:end-y="0.0169in" draw:z-index="1" draw:name="Chart 2" draw:style-name="gr1" svg:width="13.2921in" svg:height="5.0535in" svg:x="0.0295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table:number-columns-repeated="2" office:value-type="float" office:value="58.2">
            <text:p>58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6.4">
            <text:p>11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2" office:value-type="float" office:value="829">
            <text:p>82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58">
            <text:p>165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2" office:value-type="float" office:value="4048.3">
            <text:p>4048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096.6">
            <text:p>809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645.16666666667">
            <text:p>1645.2</text:p>
            <draw:frame table:end-cell-address="DISKWRITE.V32" table:end-x="0.2236in" table:end-y="0.002in" draw:z-index="0" draw:name="Chart 1" draw:style-name="gr1" svg:width="13.2921in" svg:height="5.0524in" svg:x="0.0295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1645.16666666667">
            <text:p>1645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815.34617499071">
            <text:p>1815.3</text:p>
          </table:table-cell>
          <table:table-cell table:style-name="ce11" table:formula="of:=IF([.C6]=0;0;MAX(SUMPRODUCT([.C2:.C4];[.C2:.C4])/SUM([.C2:.C4])-[.C6];0))" office:value-type="float" office:value="1815.34617499071">
            <text:p>1815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587.78715834262">
            <text:p>587.8</text:p>
          </table:table-cell>
          <table:table-cell table:style-name="ce11" table:formula="of:=ABS(MAX([.C2:.C4])-[.C6]-[.C7])" office:value-type="float" office:value="587.78715834262">
            <text:p>587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460.51284165738">
            <text:p>3460.5</text:p>
          </table:table-cell>
          <table:table-cell table:style-name="ce11" table:formula="of:=[.C6]+ [.C7]" office:value-type="float" office:value="3460.51284165738">
            <text:p>3460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36in" table:end-y="0.0169in" draw:z-index="1" draw:name="Chart 2" draw:style-name="gr1" svg:width="13.2921in" svg:height="5.0535in" svg:x="0.0295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table:number-columns-repeated="2" office:value-type="float" office:value="4.6">
            <text:p>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.2">
            <text:p>9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2" office:value-type="float" office:value="92.8">
            <text:p>9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5.6">
            <text:p>18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2" office:value-type="float" office:value="155.5">
            <text:p>155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1">
            <text:p>31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4.3">
            <text:p>84.3</text:p>
            <draw:frame table:end-cell-address="DISKXFER.V32" table:end-x="0.2236in" table:end-y="0.002in" draw:z-index="0" draw:name="Chart 1" draw:style-name="gr1" svg:width="13.2921in" svg:height="5.0524in" svg:x="0.0295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84.3">
            <text:p>84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5.4479240806643">
            <text:p>45.4</text:p>
          </table:table-cell>
          <table:table-cell table:style-name="ce11" table:formula="of:=IF([.C6]=0;0;MAX(SUMPRODUCT([.C2:.C4];[.C2:.C4])/SUM([.C2:.C4])-[.C6];0))" office:value-type="float" office:value="45.4479240806643">
            <text:p>45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5.7520759193357">
            <text:p>25.8</text:p>
          </table:table-cell>
          <table:table-cell table:style-name="ce11" table:formula="of:=ABS(MAX([.C2:.C4])-[.C6]-[.C7])" office:value-type="float" office:value="25.7520759193357">
            <text:p>25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29.747924080664">
            <text:p>129.7</text:p>
          </table:table-cell>
          <table:table-cell table:style-name="ce11" table:formula="of:=[.C6]+ [.C7]" office:value-type="float" office:value="129.747924080664">
            <text:p>129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36in" table:end-y="0.0169in" draw:z-index="1" draw:name="Chart 2" draw:style-name="gr1" svg:width="13.2921in" svg:height="5.0535in" svg:x="0.0295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41.5">
            <text:p>41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42.1">
            <text:p>42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7333333333333">
            <text:p>41.7</text:p>
            <draw:frame table:end-cell-address="JFSFILE.U32" table:end-x="0.4736in" table:end-y="0.002in" draw:z-index="0" draw:name="Chart 1" draw:style-name="gr1" svg:width="13.1685in" svg:height="5.0524in" svg:x="0.0295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1650692225773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365015974440894">
            <text:p>0.4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13.4">
            <text:p>613.4</text:p>
          </table:table-cell>
          <table:table-cell office:value-type="float" office:value="1.6">
            <text:p>1.6</text:p>
          </table:table-cell>
          <table:table-cell office:value-type="float" office:value="611.8">
            <text:p>611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4.6">
            <text:p>804.6</text:p>
          </table:table-cell>
          <table:table-cell office:value-type="float" office:value="1029.3">
            <text:p>1029.3</text:p>
          </table:table-cell>
          <table:table-cell office:value-type="float" office:value="-1">
            <text:p>-1</text:p>
          </table:table-cell>
          <table:table-cell office:value-type="float" office:value="147.6">
            <text:p>147.6</text:p>
          </table:table-cell>
          <table:table-cell office:value-type="float" office:value="0">
            <text:p>0</text:p>
          </table:table-cell>
          <table:table-cell office:value-type="float" office:value="315.7">
            <text:p>315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92.3">
            <text:p>492.3</text:p>
          </table:table-cell>
          <table:table-cell office:value-type="float" office:value="1.6">
            <text:p>1.6</text:p>
          </table:table-cell>
          <table:table-cell office:value-type="float" office:value="490.7">
            <text:p>490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48.4">
            <text:p>848.4</text:p>
          </table:table-cell>
          <table:table-cell office:value-type="float" office:value="1134.3">
            <text:p>1134.3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03.9">
            <text:p>503.9</text:p>
          </table:table-cell>
          <table:table-cell office:value-type="float" office:value="1.6">
            <text:p>1.6</text:p>
          </table:table-cell>
          <table:table-cell office:value-type="float" office:value="502.3">
            <text:p>502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9.3">
            <text:p>809.3</text:p>
          </table:table-cell>
          <table:table-cell office:value-type="float" office:value="1135.9">
            <text:p>1135.9</text:p>
          </table:table-cell>
          <table:table-cell office:value-type="float" office:value="-1">
            <text:p>-1</text:p>
          </table:table-cell>
          <table:table-cell office:value-type="float" office:value="149.5">
            <text:p>149.5</text:p>
          </table:table-cell>
          <table:table-cell office:value-type="float" office:value="0">
            <text:p>0</text:p>
          </table:table-cell>
          <table:table-cell office:value-type="float" office:value="316.4">
            <text:p>316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299in" table:end-y="0.002in" draw:z-index="0" draw:name="Chart 1" draw:style-name="gr1" svg:width="13.6646in" svg:height="5.0524in" svg:x="0.0295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299in" table:end-y="0.0169in" draw:z-index="1" draw:name="Chart 2" draw:style-name="gr1" svg:width="13.6646in" svg:height="5.0535in" svg:x="0.0295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3.2">
            <text:p>3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0">
            <text:p>0</text:p>
          </table:table-cell>
          <table:table-cell office:value-type="float" office:value="43.2">
            <text:p>43.2</text:p>
          </table:table-cell>
          <table:table-cell office:value-type="float" office:value="0">
            <text:p>0</text:p>
          </table:table-cell>
          <table:table-cell office:value-type="float" office:value="1219.5">
            <text:p>1219.5</text:p>
          </table:table-cell>
          <table:table-cell office:value-type="float" office:value="0">
            <text:p>0</text:p>
          </table:table-cell>
          <table:table-cell office:value-type="float" office:value="1262.7">
            <text:p>1262.7</text:p>
          </table:table-cell>
          <table:table-cell office:value-type="float" office:value="43.2">
            <text:p>43.2</text:p>
          </table:table-cell>
          <table:table-cell office:value-type="float" office:value="-1219.5">
            <text:p>-1219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0">
            <text:p>0</text:p>
          </table:table-cell>
          <table:table-cell office:value-type="float" office:value="46.4">
            <text:p>46.4</text:p>
          </table:table-cell>
          <table:table-cell office:value-type="float" office:value="0">
            <text:p>0</text:p>
          </table:table-cell>
          <table:table-cell office:value-type="float" office:value="942.9">
            <text:p>942.9</text:p>
          </table:table-cell>
          <table:table-cell office:value-type="float" office:value="0">
            <text:p>0</text:p>
          </table:table-cell>
          <table:table-cell office:value-type="float" office:value="989.3">
            <text:p>989.3</text:p>
          </table:table-cell>
          <table:table-cell office:value-type="float" office:value="46.4">
            <text:p>46.4</text:p>
          </table:table-cell>
          <table:table-cell office:value-type="float" office:value="-942.9">
            <text:p>-942.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36in" table:end-y="0.002in" draw:z-index="0" draw:name="Chart 1" draw:style-name="gr1" svg:width="13.1685in" svg:height="5.0524in" svg:x="0.0295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30.9333333333333">
            <text:p>30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20.866666666667">
            <text:p>720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2.4873563218391">
            <text:p>12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77.922152347483">
            <text:p>377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.97931034482758">
            <text:p>3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20.71118098585">
            <text:p>120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36in" table:end-y="0.0169in" draw:z-index="1" draw:name="Chart 2" draw:style-name="gr1" svg:width="13.1685in" svg:height="5.0535in" svg:x="0.0295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36in" table:end-y="0.0307in" draw:z-index="2" draw:name="Chart 3" draw:style-name="gr1" svg:width="13.1685in" svg:height="5.0535in" svg:x="0.0295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">
            <text:p>0</text:p>
          </table:table-cell>
          <table:table-cell office:value-type="float" office:value="64.6">
            <text:p>64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0">
            <text:p>0</text:p>
          </table:table-cell>
          <table:table-cell office:value-type="float" office:value="484.8">
            <text:p>484.8</text:p>
          </table:table-cell>
          <table:table-cell office:value-type="float" office:value="0">
            <text:p>0</text:p>
          </table:table-cell>
          <table:table-cell office:value-type="float" office:value="914.8">
            <text:p>914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0">
            <text:p>0</text:p>
          </table:table-cell>
          <table:table-cell office:value-type="float" office:value="394.1">
            <text:p>394.1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36in" table:end-y="0.002in" draw:z-index="0" draw:name="Chart 1" draw:style-name="gr1" svg:width="13.1685in" svg:height="5.0524in" svg:x="0.0295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314.5">
            <text:p>314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48.233333333333">
            <text:p>548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03.644154742978">
            <text:p>103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83.71221904704">
            <text:p>283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66.6558452570218">
            <text:p>66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82.8544476196266">
            <text:p>82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36in" table:end-y="0.0169in" draw:z-index="1" draw:name="Chart 2" draw:style-name="gr1" svg:width="13.1685in" svg:height="5.0535in" svg:x="0.0295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915.5">
            <text:p>1915.5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077.1">
            <text:p>2077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7.3">
            <text:p>17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36in" table:end-y="0.002in" draw:z-index="0" draw:name="Chart 1" draw:style-name="gr1" svg:width="13.1685in" svg:height="5.0524in" svg:x="0.0295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36in" table:end-y="0.0169in" draw:z-index="1" draw:name="Chart 2" draw:style-name="gr1" svg:width="13.1685in" svg:height="5.0535in" svg:x="0.0295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36in" table:end-y="0.0307in" draw:z-index="2" draw:name="Chart 3" draw:style-name="gr1" svg:width="13.1685in" svg:height="5.0535in" svg:x="0.0295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13" office:value-type="float" office:value="-1">
            <text:p>-1</text:p>
          </table:table-cell>
          <table:table-cell office:value-type="float" office:value="42339">
            <text:p>42339</text:p>
          </table:table-cell>
          <table:table-cell office:value-type="float" office:value="-1">
            <text:p>-1</text:p>
          </table:table-cell>
          <table:table-cell office:value-type="float" office:value="8011">
            <text:p>8011</text:p>
          </table:table-cell>
          <table:table-cell office:value-type="float" office:value="698">
            <text:p>698</text:p>
          </table:table-cell>
          <table:table-cell office:value-type="float" office:value="-1">
            <text:p>-1</text:p>
          </table:table-cell>
          <table:table-cell office:value-type="float" office:value="243776">
            <text:p>243776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85">
            <text:p>8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279">
            <text:p>7279</text:p>
          </table:table-cell>
          <table:table-cell office:value-type="float" office:value="0">
            <text:p>0</text:p>
          </table:table-cell>
          <table:table-cell office:value-type="float" office:value="-2445">
            <text:p>-2445</text:p>
          </table:table-cell>
          <table:table-cell table:number-columns-repeated="2" office:value-type="float" office:value="0">
            <text:p>0</text:p>
          </table:table-cell>
          <table:table-cell office:value-type="float" office:value="-243768">
            <text:p>-243768</text:p>
          </table:table-cell>
          <table:table-cell table:number-columns-repeated="9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95">
            <text:p>9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049">
            <text:p>9049</text:p>
          </table:table-cell>
          <table:table-cell office:value-type="float" office:value="0">
            <text:p>0</text:p>
          </table:table-cell>
          <table:table-cell office:value-type="float" office:value="-2369">
            <text:p>-2369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9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36in" table:end-y="0.002in" draw:z-index="0" draw:name="Chart 1" draw:style-name="gr1" svg:width="13.1685in" svg:height="5.0524in" svg:x="0.0295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36in" table:end-y="0.0169in" draw:z-index="1" draw:name="Chart 2" draw:style-name="gr1" svg:width="13.1685in" svg:height="5.0535in" svg:x="0.0295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13M54S">
            <text:p>11:13:54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13M54S">
            <text:p>11:1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14M24S">
            <text:p>11:14:24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14M24S">
            <text:p>11:1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14M54S">
            <text:p>11:14:54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14M54S">
            <text:p>11:1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52.3">
            <text:p>52.3</text:p>
          </table:table-cell>
          <table:table-cell office:value-type="float" office:value="3.8">
            <text:p>3.8</text:p>
          </table:table-cell>
          <table:table-cell office:value-type="float" office:value="2.1">
            <text:p>2.1</text:p>
          </table:table-cell>
          <table:table-cell office:value-type="float" office:value="41.9">
            <text:p>41.9</text:p>
          </table:table-cell>
          <table:table-cell office:value-type="float" office:value="56.1">
            <text:p>5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58.9">
            <text:p>58.9</text:p>
          </table:table-cell>
          <table:table-cell office:value-type="float" office:value="5.9">
            <text:p>5.9</text:p>
          </table:table-cell>
          <table:table-cell office:value-type="float" office:value="2.9">
            <text:p>2.9</text:p>
          </table:table-cell>
          <table:table-cell office:value-type="float" office:value="32.4">
            <text:p>32.4</text:p>
          </table:table-cell>
          <table:table-cell office:value-type="float" office:value="64.8">
            <text:p>64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7.3">
            <text:p>37.3</text:p>
            <draw:frame table:end-cell-address="CPU01.U32" table:end-x="0.4736in" table:end-y="0.002in" draw:z-index="0" draw:name="Chart 1" draw:style-name="gr1" svg:width="13.1685in" svg:height="5.0524in" svg:x="0.0295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33333333333333">
            <text:p>3.33</text:p>
          </table:table-cell>
          <table:table-cell office:value-type="float" office:value="1.7">
            <text:p>1.7</text:p>
          </table:table-cell>
          <table:table-cell office:value-type="float" office:value="57.7666666666667">
            <text:p>57.77</text:p>
          </table:table-cell>
          <table:table-cell office:value-type="float" office:value="40.6333333333333">
            <text:p>40.6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58.2">
            <text:p>58.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35.1">
            <text:p>35.1</text:p>
          </table:table-cell>
          <table:table-cell office:value-type="float" office:value="62.2">
            <text:p>6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64.3">
            <text:p>64.3</text:p>
          </table:table-cell>
          <table:table-cell office:value-type="float" office:value="6.6">
            <text:p>6.6</text:p>
          </table:table-cell>
          <table:table-cell office:value-type="float" office:value="4.6">
            <text:p>4.6</text:p>
          </table:table-cell>
          <table:table-cell office:value-type="float" office:value="24.5">
            <text:p>24.5</text:p>
          </table:table-cell>
          <table:table-cell office:value-type="float" office:value="70.9">
            <text:p>7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41.0333333333333">
            <text:p>41.03</text:p>
            <draw:frame table:end-cell-address="CPU02.U32" table:end-x="0.4736in" table:end-y="0.002in" draw:z-index="0" draw:name="Chart 1" draw:style-name="gr1" svg:width="13.1685in" svg:height="5.0524in" svg:x="0.0295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52.9333333333333">
            <text:p>52.93</text:p>
          </table:table-cell>
          <table:table-cell office:value-type="float" office:value="44.6333333333333">
            <text:p>44.6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53.5">
            <text:p>53.5</text:p>
          </table:table-cell>
          <table:table-cell office:value-type="float" office:value="4.6">
            <text:p>4.6</text:p>
          </table:table-cell>
          <table:table-cell office:value-type="float" office:value="3.2">
            <text:p>3.2</text:p>
          </table:table-cell>
          <table:table-cell office:value-type="float" office:value="38.7">
            <text:p>38.7</text:p>
          </table:table-cell>
          <table:table-cell office:value-type="float" office:value="58.1">
            <text:p>58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62.1">
            <text:p>62.1</text:p>
          </table:table-cell>
          <table:table-cell office:value-type="float" office:value="6.4">
            <text:p>6.4</text:p>
          </table:table-cell>
          <table:table-cell office:value-type="float" office:value="4.7">
            <text:p>4.7</text:p>
          </table:table-cell>
          <table:table-cell office:value-type="float" office:value="26.8">
            <text:p>26.8</text:p>
          </table:table-cell>
          <table:table-cell office:value-type="float" office:value="68.5">
            <text:p>68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8.7333333333333">
            <text:p>38.73</text:p>
            <draw:frame table:end-cell-address="CPU03.U32" table:end-x="0.4736in" table:end-y="0.002in" draw:z-index="0" draw:name="Chart 1" draw:style-name="gr1" svg:width="13.1685in" svg:height="5.0524in" svg:x="0.0295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73333333333333">
            <text:p>3.73</text:p>
          </table:table-cell>
          <table:table-cell office:value-type="float" office:value="2.63333333333333">
            <text:p>2.63</text:p>
          </table:table-cell>
          <table:table-cell office:value-type="float" office:value="54.9">
            <text:p>54.9</text:p>
          </table:table-cell>
          <table:table-cell office:value-type="float" office:value="42.4666666666667">
            <text:p>42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3M54S">
            <text:p>11:13:5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24S">
            <text:p>11:14:24</text:p>
          </table:table-cell>
          <table:table-cell office:value-type="float" office:value="54.6">
            <text:p>54.6</text:p>
          </table:table-cell>
          <table:table-cell office:value-type="float" office:value="5">
            <text:p>5</text:p>
          </table:table-cell>
          <table:table-cell office:value-type="float" office:value="11.9">
            <text:p>11.9</text:p>
          </table:table-cell>
          <table:table-cell office:value-type="float" office:value="28.5">
            <text:p>28.5</text:p>
          </table:table-cell>
          <table:table-cell office:value-type="float" office:value="59.6">
            <text:p>5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14M54S">
            <text:p>11:14:54</text:p>
          </table:table-cell>
          <table:table-cell office:value-type="float" office:value="59.8">
            <text:p>59.8</text:p>
          </table:table-cell>
          <table:table-cell office:value-type="float" office:value="8.3">
            <text:p>8.3</text:p>
          </table:table-cell>
          <table:table-cell office:value-type="float" office:value="19.5">
            <text:p>19.5</text:p>
          </table:table-cell>
          <table:table-cell office:value-type="float" office:value="12.5">
            <text:p>12.5</text:p>
          </table:table-cell>
          <table:table-cell office:value-type="float" office:value="68.1">
            <text:p>68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8.3333333333333">
            <text:p>38.33</text:p>
            <draw:frame table:end-cell-address="CPU04.U32" table:end-x="0.4736in" table:end-y="0.002in" draw:z-index="0" draw:name="Chart 1" draw:style-name="gr1" svg:width="13.1685in" svg:height="5.0524in" svg:x="0.0295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5">
            <text:p>4.5</text:p>
          </table:table-cell>
          <table:table-cell office:value-type="float" office:value="10.5">
            <text:p>10.5</text:p>
          </table:table-cell>
          <table:table-cell office:value-type="float" office:value="46.6666666666667">
            <text:p>46.67</text:p>
          </table:table-cell>
          <table:table-cell office:value-type="float" office:value="42.8333333333333">
            <text:p>42.8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5cm" svg:height="12.834cm" xlink:href=".." chart:class="chart:line" chart:style-name="ch1">
        <chart:title svg:x="11.074cm" svg:y="0.256cm" chart:style-name="ch2">
          <text:p>System Summary ubuntuServer  11/4/2011</text:p>
        </chart:title>
        <chart:legend chart:legend-position="end" svg:x="30.617cm" svg:y="5.832cm" chart:style-name="ch3"/>
        <chart:plot-area chart:style-name="ch4" table:cell-range-address="CPU_ALL.A2:CPU_ALL.A4 CPU_ALL.F1:CPU_ALL.F4 DISK_SUMM.D2:DISK_SUMM.D4" chart:data-source-has-labels="column" svg:x="1.139cm" svg:y="1.281cm" svg:width="28.339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671cm" svg:y="6.603cm" chart:style-name="ch7">
              <text:p>usr%+sys%</text:p>
            </chart:title>
          </chart:axis>
          <chart:axis chart:dimension="y" chart:name="secondary-y" chart:style-name="ch8">
            <chart:title svg:x="28.57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3:54</text:p>
              </table:table-cell>
              <table:table-cell office:value-type="float" office:value="2.3">
                <text:p text:id="CPU_ALL.F2:CPU_ALL.F4">2.3</text:p>
              </table:table-cell>
              <table:table-cell office:value-type="float" office:value="9.2">
                <text:p text:id="DISK_SUMM.D2:DISK_SUMM.D4">9.2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9.1">
                <text:p>59.1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68.2">
                <text:p>68.2</text:p>
              </table:table-cell>
              <table:table-cell office:value-type="float" office:value="311">
                <text:p>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10.465cm" svg:y="0.256cm" chart:style-name="ch2">
          <text:p>Disk %Busy JMeter_Test_60_Threads  11/4/2011</text:p>
        </chart:title>
        <chart:legend chart:legend-position="end" svg:x="31.562cm" svg:y="5.365cm" chart:style-name="ch3"/>
        <chart:plot-area chart:style-name="ch4" table:cell-range-address="DISKBUSY.A1:DISKBUSY.E4" chart:data-source-has-labels="both" svg:x="0.675cm" svg:y="1.281cm" svg:width="30.213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1:13:54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.9">
                <text:p text:id="DISKBUSY.C2:DISKBUSY.C4">0.9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32.6">
                <text:p>32.6</text:p>
              </table:table-cell>
              <table:table-cell office:value-type="float" office:value="32.6">
                <text:p>3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58.1">
                <text:p>58.1</text:p>
              </table:table-cell>
              <table:table-cell office:value-type="float" office:value="58.1">
                <text:p>5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9.975cm" svg:y="0.256cm" chart:style-name="ch2">
          <text:p>Disk Read KB/s JMeter_Test_60_Threads  11/4/2011</text:p>
        </chart:title>
        <chart:legend chart:legend-position="end" svg:x="31.403cm" svg:y="5.598cm" chart:style-name="ch3"/>
        <chart:plot-area chart:style-name="ch4" table:cell-range-address="DISKREAD.B1:DISKREAD.E1 DISKREAD.B6:DISKREAD.E8" chart:data-source-has-labels="row" svg:x="0.675cm" svg:y="1.281cm" svg:width="30.054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9.975cm" svg:y="0.256cm" chart:style-name="ch2">
          <text:p>Disk Read KB/s JMeter_Test_60_Threads  11/4/2011</text:p>
        </chart:title>
        <chart:legend chart:legend-position="end" svg:x="31.562cm" svg:y="5.365cm" chart:style-name="ch3"/>
        <chart:plot-area chart:style-name="ch4" table:cell-range-address="DISKREAD.A1:DISKREAD.E4" chart:data-source-has-labels="both" svg:x="0.675cm" svg:y="1.281cm" svg:width="30.213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1:13:54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9.896cm" svg:y="0.256cm" chart:style-name="ch2">
          <text:p>Disk Write KB/s JMeter_Test_60_Threads  11/4/2011</text:p>
        </chart:title>
        <chart:legend chart:legend-position="end" svg:x="31.403cm" svg:y="5.598cm" chart:style-name="ch3"/>
        <chart:plot-area chart:style-name="ch4" table:cell-range-address="DISKWRITE.B1:DISKWRITE.E1 DISKWRITE.B6:DISKWRITE.E8" chart:data-source-has-labels="row" svg:x="0.675cm" svg:y="1.281cm" svg:width="30.054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645.16666666667">
                <text:p text:id="DISKWRITE.B6:DISKWRITE.E6">1645.16666666667</text:p>
              </table:table-cell>
              <table:table-cell office:value-type="float" office:value="1645.16666666667">
                <text:p>1645.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815.34617499071">
                <text:p text:id="DISKWRITE.B7:DISKWRITE.E7">1815.34617499071</text:p>
              </table:table-cell>
              <table:table-cell office:value-type="float" office:value="1815.34617499071">
                <text:p>1815.34617499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87.78715834262">
                <text:p text:id="DISKWRITE.B8:DISKWRITE.E8">587.78715834262</text:p>
              </table:table-cell>
              <table:table-cell office:value-type="float" office:value="587.78715834262">
                <text:p>587.78715834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9.896cm" svg:y="0.256cm" chart:style-name="ch2">
          <text:p>Disk Write KB/s JMeter_Test_60_Threads  11/4/2011</text:p>
        </chart:title>
        <chart:legend chart:legend-position="end" svg:x="31.562cm" svg:y="5.365cm" chart:style-name="ch3"/>
        <chart:plot-area chart:style-name="ch4" table:cell-range-address="DISKWRITE.A1:DISKWRITE.E4" chart:data-source-has-labels="both" svg:x="0.675cm" svg:y="1.281cm" svg:width="30.213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1:13:54</text:p>
              </table:table-cell>
              <table:table-cell office:value-type="float" office:value="58.2">
                <text:p text:id="DISKWRITE.B2:DISKWRITE.B4">58.2</text:p>
              </table:table-cell>
              <table:table-cell office:value-type="float" office:value="58.2">
                <text:p text:id="DISKWRITE.C2:DISKWRITE.C4">58.2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829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4048.3">
                <text:p>4048.3</text:p>
              </table:table-cell>
              <table:table-cell office:value-type="float" office:value="4048.3">
                <text:p>404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8.599cm" svg:y="0.256cm" chart:style-name="ch2">
          <text:p>Disk transfers per second JMeter_Test_60_Threads  11/4/2011</text:p>
        </chart:title>
        <chart:legend chart:legend-position="end" svg:x="31.403cm" svg:y="5.598cm" chart:style-name="ch3"/>
        <chart:plot-area chart:style-name="ch4" table:cell-range-address="DISKXFER.B1:DISKXFER.E1 DISKXFER.B6:DISKXFER.E8" chart:data-source-has-labels="row" svg:x="0.675cm" svg:y="1.281cm" svg:width="30.054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4.3">
                <text:p text:id="DISKXFER.B6:DISKXFER.E6">84.3</text:p>
              </table:table-cell>
              <table:table-cell office:value-type="float" office:value="84.3">
                <text:p>8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5.4479240806643">
                <text:p text:id="DISKXFER.B7:DISKXFER.E7">45.4479240806643</text:p>
              </table:table-cell>
              <table:table-cell office:value-type="float" office:value="45.4479240806643">
                <text:p>45.447924080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5.7520759193357">
                <text:p text:id="DISKXFER.B8:DISKXFER.E8">25.7520759193357</text:p>
              </table:table-cell>
              <table:table-cell office:value-type="float" office:value="25.7520759193357">
                <text:p>25.7520759193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8.599cm" svg:y="0.256cm" chart:style-name="ch2">
          <text:p>Disk transfers per second JMeter_Test_60_Threads  11/4/2011</text:p>
        </chart:title>
        <chart:legend chart:legend-position="end" svg:x="31.562cm" svg:y="5.365cm" chart:style-name="ch3"/>
        <chart:plot-area chart:style-name="ch4" table:cell-range-address="DISKXFER.A1:DISKXFER.E4" chart:data-source-has-labels="both" svg:x="0.675cm" svg:y="1.281cm" svg:width="30.213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1:13:54</text:p>
              </table:table-cell>
              <table:table-cell office:value-type="float" office:value="4.6">
                <text:p text:id="DISKXFER.B2:DISKXFER.B4">4.6</text:p>
              </table:table-cell>
              <table:table-cell office:value-type="float" office:value="4.6">
                <text:p text:id="DISKXFER.C2:DISKXFER.C4">4.6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92.8">
                <text:p>92.8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155.5">
                <text:p>155.5</text:p>
              </table:table-cell>
              <table:table-cell office:value-type="float" office:value="155.5">
                <text:p>15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678cm" svg:y="0.256cm" chart:style-name="ch2">
          <text:p>JFS Filespace %Used ubuntuServer  11/4/2011</text:p>
        </chart:title>
        <chart:legend chart:legend-position="end" svg:x="31.069cm" svg:y="5.598cm" chart:style-name="ch3"/>
        <chart:plot-area chart:style-name="ch4" table:cell-range-address="JFSFILE.B1:JFSFILE.F1 JFSFILE.A6:JFSFILE.F8" chart:data-source-has-labels="both" svg:x="0.668cm" svg:y="1.281cm" svg:width="29.734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7333333333333">
                <text:p text:id="JFSFILE.B6:JFSFILE.F6">41.7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16506922257733">
                <text:p text:id="JFSFILE.B7:JFSFILE.F7">0.0016506922257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365015974440894">
                <text:p text:id="JFSFILE.B8:JFSFILE.F8">0.365015974440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709cm" svg:height="12.834cm" xlink:href=".." chart:class="chart:line" chart:style-name="ch1">
        <chart:title svg:x="10.779cm" svg:y="0.256cm" chart:style-name="ch2">
          <text:p>Memory MB JMeter_Test_60_Threads  11/4/2011</text:p>
        </chart:title>
        <chart:legend chart:legend-position="end" svg:x="31.959cm" svg:y="6.066cm" chart:style-name="ch3"/>
        <chart:plot-area chart:style-name="ch4" table:cell-range-address="MEM.A2:MEM.A4 MEM.F1:MEM.F4" chart:data-source-has-labels="both" svg:x="0.694cm" svg:y="1.281cm" svg:width="30.572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13:54</text:p>
              </table:table-cell>
              <table:table-cell office:value-type="float" office:value="613.4">
                <text:p text:id="MEM.F2:MEM.F4">613.4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492.3">
                <text:p>492.3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503.9">
                <text:p>503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709cm" svg:height="12.837cm" xlink:href=".." chart:class="chart:area" chart:style-name="ch1">
        <chart:legend chart:legend-position="end" svg:x="31.827cm" svg:y="6.067cm" chart:style-name="ch2"/>
        <chart:plot-area chart:style-name="ch3" table:cell-range-address="MEM.A1:MEM.B4" chart:data-source-has-labels="both" svg:x="0.694cm" svg:y="0.256cm" svg:width="30.44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1:13:54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506cm" svg:y="0.256cm" chart:style-name="ch2">
          <text:p>CPU Total JMeter_Test_60_Threads  11/4/2011</text:p>
        </chart:title>
        <chart:legend chart:legend-position="end" svg:x="31.016cm" svg:y="5.598cm" chart:style-name="ch3"/>
        <chart:plot-area chart:style-name="ch4" table:cell-range-address="CPU_ALL.A1:CPU_ALL.D4" chart:data-source-has-labels="both" svg:x="0.668cm" svg:y="1.281cm" svg:width="29.681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3:54</text:p>
              </table:table-cell>
              <table:table-cell office:value-type="float" office:value="1.3">
                <text:p text:id="CPU_ALL.B2:CPU_ALL.B4">1.3</text:p>
              </table:table-cell>
              <table:table-cell office:value-type="float" office:value="1">
                <text:p text:id="CPU_ALL.C2:CPU_ALL.C4">1</text:p>
              </table:table-cell>
              <table:table-cell office:value-type="float" office:value="0.3">
                <text:p text:id="CPU_ALL.D2:CPU_ALL.D4">0.3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4.7">
                <text:p>54.7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61.4">
                <text:p>61.4</text:p>
              </table:table-cell>
              <table:table-cell office:value-type="float" office:value="6.8">
                <text:p>6.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9.196cm" svg:y="0.256cm" chart:style-name="ch2">
          <text:p>Network I/O JMeter_Test_60_Threads (KB/s) - 11/4/2011</text:p>
        </chart:title>
        <chart:legend chart:legend-position="end" svg:x="29.588cm" svg:y="5.832cm" chart:style-name="ch3"/>
        <chart:plot-area chart:style-name="ch4" table:cell-range-address="NET.A2:NET.A4 NET.H1:NET.I4" chart:data-source-has-labels="both" svg:x="0.668cm" svg:y="1.281cm" svg:width="28.253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13:54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3.2">
                <text:p text:id="NET.H2:NET.H4">3.2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-1219.5">
                <text:p>-1219.5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-942.9">
                <text:p>-942.9</text:p>
              </table:table-cell>
              <table:table-cell office:value-type="float" office:value="46.4">
                <text:p>46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9.289cm" svg:y="0.256cm" chart:style-name="ch2">
          <text:p>Network I/O JMeter_Test_60_Threads (KB/s)  11/4/2011</text:p>
        </chart:title>
        <chart:legend chart:legend-position="end" svg:x="31.069cm" svg:y="5.599cm" chart:style-name="ch3"/>
        <chart:plot-area chart:style-name="ch4" table:cell-range-address="NET.B1:NET.E1 NET.A6:NET.E8" chart:data-source-has-labels="both" svg:x="0.668cm" svg:y="1.281cm" svg:width="29.734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30.9333333333333">
                <text:p>30.9333333333333</text:p>
              </table:table-cell>
              <table:table-cell office:value-type="float" office:value="0">
                <text:p>0</text:p>
              </table:table-cell>
              <table:table-cell office:value-type="float" office:value="720.866666666667">
                <text:p>720.8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2.4873563218391">
                <text:p>12.4873563218391</text:p>
              </table:table-cell>
              <table:table-cell office:value-type="float" office:value="0">
                <text:p>0</text:p>
              </table:table-cell>
              <table:table-cell office:value-type="float" office:value="377.922152347483">
                <text:p>377.922152347483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.97931034482758">
                <text:p>2.97931034482758</text:p>
              </table:table-cell>
              <table:table-cell office:value-type="float" office:value="0">
                <text:p>0</text:p>
              </table:table-cell>
              <table:table-cell office:value-type="float" office:value="120.71118098585">
                <text:p>120.71118098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9.289cm" svg:y="0.256cm" chart:style-name="ch2">
          <text:p>Network I/O JMeter_Test_60_Threads (KB/s)  11/4/2011</text:p>
        </chart:title>
        <chart:legend chart:legend-position="end" svg:x="30.487cm" svg:y="5.365cm" chart:style-name="ch3"/>
        <chart:plot-area chart:style-name="ch4" table:cell-range-address="NET.A1:NET.E4" chart:data-source-has-labels="both" svg:x="0.668cm" svg:y="1.281cm" svg:width="29.152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1:13:54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3.2">
                <text:p text:id="NET.C2:NET.C4">3.2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1219.5">
                <text:p>1219.5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942.9">
                <text:p>942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9.554cm" svg:y="0.256cm" chart:style-name="ch2">
          <text:p>Network Packets JMeter_Test_60_Threads  11/4/2011</text:p>
        </chart:title>
        <chart:legend chart:legend-position="end" svg:x="31.069cm" svg:y="5.598cm" chart:style-name="ch3"/>
        <chart:plot-area chart:style-name="ch4" table:cell-range-address="NETPACKET.B1:NETPACKET.E1 NETPACKET.A6:NETPACKET.E8" chart:data-source-has-labels="both" svg:x="0.668cm" svg:y="1.281cm" svg:width="29.734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314.5">
                <text:p>314.5</text:p>
              </table:table-cell>
              <table:table-cell office:value-type="float" office:value="0">
                <text:p>0</text:p>
              </table:table-cell>
              <table:table-cell office:value-type="float" office:value="548.233333333333">
                <text:p>548.2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03.644154742978">
                <text:p>103.644154742978</text:p>
              </table:table-cell>
              <table:table-cell office:value-type="float" office:value="0">
                <text:p>0</text:p>
              </table:table-cell>
              <table:table-cell office:value-type="float" office:value="283.71221904704">
                <text:p>283.71221904704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66.6558452570218">
                <text:p>66.6558452570218</text:p>
              </table:table-cell>
              <table:table-cell office:value-type="float" office:value="0">
                <text:p>0</text:p>
              </table:table-cell>
              <table:table-cell office:value-type="float" office:value="82.8544476196266">
                <text:p>82.854447619626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9.554cm" svg:y="0.256cm" chart:style-name="ch2">
          <text:p>Network Packets JMeter_Test_60_Threads  11/4/2011</text:p>
        </chart:title>
        <chart:legend chart:legend-position="end" svg:x="30.196cm" svg:y="5.365cm" chart:style-name="ch3"/>
        <chart:plot-area chart:style-name="ch4" table:cell-range-address="NETPACKET.A1:NETPACKET.E4" chart:data-source-has-labels="both" svg:x="0.668cm" svg:y="1.281cm" svg:width="28.861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1:13:54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64.6">
                <text:p text:id="NETPACKET.C2:NETPACKET.C4">64.6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484.8">
                <text:p>484.8</text:p>
              </table:table-cell>
              <table:table-cell office:value-type="float" office:value="0">
                <text:p>0</text:p>
              </table:table-cell>
              <table:table-cell office:value-type="float" office:value="914.8">
                <text:p>914.8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394.1">
                <text:p>394.1</text:p>
              </table:table-cell>
              <table:table-cell office:value-type="float" office:value="0">
                <text:p>0</text:p>
              </table:table-cell>
              <table:table-cell office:value-type="float" office:value="729">
                <text:p>72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10.493cm" svg:y="0.256cm" chart:style-name="ch2">
          <text:p>Processes JMeter_Test_60_Threads  11/4/2011</text:p>
        </chart:title>
        <chart:legend chart:legend-position="end" svg:x="30.487cm" svg:y="5.832cm" chart:style-name="ch3"/>
        <chart:plot-area chart:style-name="ch4" table:cell-range-address="PROC.A1:PROC.C4" chart:data-source-has-labels="both" svg:x="0.668cm" svg:y="1.281cm" svg:width="29.152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3:54</text:p>
              </table:table-cell>
              <table:table-cell office:value-type="float" office:value="2">
                <text:p text:id="PROC.B2:PROC.B4">2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493cm" svg:y="0.256cm" chart:style-name="ch2">
          <text:p>Processes JMeter_Test_60_Threads  11/4/2011</text:p>
        </chart:title>
        <chart:legend chart:legend-position="end" svg:x="30.567cm" svg:y="5.833cm" chart:style-name="ch3"/>
        <chart:plot-area chart:style-name="ch4" table:cell-range-address="PROC.A2:PROC.A4 PROC.D2:PROC.E4" chart:data-source-has-labels="column" svg:x="0.668cm" svg:y="1.281cm" svg:width="29.232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3:54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1915.5">
                <text:p>1915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2077.1">
                <text:p>2077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493cm" svg:y="0.256cm" chart:style-name="ch2">
          <text:p>Processes JMeter_Test_60_Threads  11/4/2011</text:p>
        </chart:title>
        <chart:legend chart:legend-position="end" svg:x="30.567cm" svg:y="5.833cm" chart:style-name="ch3"/>
        <chart:plot-area chart:style-name="ch4" table:cell-range-address="PROC.A2:PROC.A4 PROC.H2:PROC.I4" chart:data-source-has-labels="column" svg:x="0.668cm" svg:y="1.281cm" svg:width="29.232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1:13:54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17.3">
                <text:p>17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column-mapping="0" chart:style-name="ch1">
        <chart:title svg:x="9.382cm" svg:y="0.256cm" chart:style-name="ch2">
          <text:p>File-backed paging (kByes/sec) ubuntuServer 11/4/2011</text:p>
        </chart:title>
        <chart:legend chart:legend-position="end" svg:x="30.805cm" svg:y="5.832cm" chart:style-name="ch3"/>
        <chart:plot-area chart:style-name="ch4" table:cell-range-address="VM.A2:VM.A4 VM.H1:VM.I4" chart:data-source-has-labels="both" svg:x="0.668cm" svg:y="1.281cm" svg:width="29.47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13:54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column-mapping="0" chart:style-name="ch1">
        <chart:title svg:x="9.143cm" svg:y="0.256cm" chart:style-name="ch2">
          <text:p>Swap-space activity (kBytes/sec) ubuntuServer 11/4/2011</text:p>
        </chart:title>
        <chart:legend chart:legend-position="end" svg:x="30.725cm" svg:y="5.833cm" chart:style-name="ch3"/>
        <chart:plot-area chart:style-name="ch4" table:cell-range-address="VM.A2:VM.A4 VM.J1:VM.K4" chart:data-source-has-labels="both" svg:x="0.668cm" svg:y="1.281cm" svg:width="29.39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1:13:54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legend chart:legend-position="end" svg:x="31.228cm" svg:y="6.067cm" chart:style-name="ch2"/>
        <chart:plot-area chart:style-name="ch3" table:cell-range-address="CPU_ALL.A2:CPU_ALL.A4 CPU_ALL.G1:CPU_ALL.G4" chart:data-source-has-labels="both" svg:x="0.668cm" svg:y="0.256cm" svg:width="29.893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1:13:54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1.022cm" svg:y="0.256cm" chart:style-name="ch2">
          <text:p>CPU 1 JMeter_Test_60_Threads  11/4/2011</text:p>
        </chart:title>
        <chart:legend chart:legend-position="end" svg:x="31.016cm" svg:y="5.598cm" chart:style-name="ch3"/>
        <chart:plot-area chart:style-name="ch4" table:cell-range-address="CPU01.A1:CPU01.D4" chart:data-source-has-labels="both" svg:x="0.668cm" svg:y="1.281cm" svg:width="29.681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1:13:54</text:p>
              </table:table-cell>
              <table:table-cell office:value-type="float" office:value="0.7">
                <text:p text:id="CPU01.B2:CPU01.B4">0.7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2.3">
                <text:p>52.3</text:p>
              </table:table-cell>
              <table:table-cell office:value-type="float" office:value="3.8">
                <text:p>3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58.9">
                <text:p>58.9</text:p>
              </table:table-cell>
              <table:table-cell office:value-type="float" office:value="5.9">
                <text:p>5.9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1.022cm" svg:y="0.256cm" chart:style-name="ch2">
          <text:p>CPU 2 JMeter_Test_60_Threads  11/4/2011</text:p>
        </chart:title>
        <chart:legend chart:legend-position="end" svg:x="31.016cm" svg:y="5.598cm" chart:style-name="ch3"/>
        <chart:plot-area chart:style-name="ch4" table:cell-range-address="CPU02.A1:CPU02.D4" chart:data-source-has-labels="both" svg:x="0.668cm" svg:y="1.281cm" svg:width="29.681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1:13:54</text:p>
              </table:table-cell>
              <table:table-cell office:value-type="float" office:value="0.6">
                <text:p text:id="CPU02.B2:CPU02.B4">0.6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8.2">
                <text:p>58.2</text:p>
              </table:table-cell>
              <table:table-cell office:value-type="float" office:value="4">
                <text:p>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64.3">
                <text:p>64.3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1.022cm" svg:y="0.256cm" chart:style-name="ch2">
          <text:p>CPU 3 JMeter_Test_60_Threads  11/4/2011</text:p>
        </chart:title>
        <chart:legend chart:legend-position="end" svg:x="31.016cm" svg:y="5.598cm" chart:style-name="ch3"/>
        <chart:plot-area chart:style-name="ch4" table:cell-range-address="CPU03.A1:CPU03.D4" chart:data-source-has-labels="both" svg:x="0.668cm" svg:y="1.281cm" svg:width="29.681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1:13:54</text:p>
              </table:table-cell>
              <table:table-cell office:value-type="float" office:value="0.6">
                <text:p text:id="CPU03.B2:CPU03.B4">0.6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3.5">
                <text:p>53.5</text:p>
              </table:table-cell>
              <table:table-cell office:value-type="float" office:value="4.6">
                <text:p>4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62.1">
                <text:p>62.1</text:p>
              </table:table-cell>
              <table:table-cell office:value-type="float" office:value="6.4">
                <text:p>6.4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1.022cm" svg:y="0.256cm" chart:style-name="ch2">
          <text:p>CPU 4 JMeter_Test_60_Threads  11/4/2011</text:p>
        </chart:title>
        <chart:legend chart:legend-position="end" svg:x="31.016cm" svg:y="5.598cm" chart:style-name="ch3"/>
        <chart:plot-area chart:style-name="ch4" table:cell-range-address="CPU04.A1:CPU04.D4" chart:data-source-has-labels="both" svg:x="0.668cm" svg:y="1.281cm" svg:width="29.681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1:13:54</text:p>
              </table:table-cell>
              <table:table-cell office:value-type="float" office:value="0.6">
                <text:p text:id="CPU04.B2:CPU04.B4">0.6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54.6">
                <text:p>54.6</text:p>
              </table:table-cell>
              <table:table-cell office:value-type="float" office:value="5">
                <text:p>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59.8">
                <text:p>59.8</text:p>
              </table:table-cell>
              <table:table-cell office:value-type="float" office:value="8.3">
                <text:p>8.3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1.022cm" svg:y="0.256cm" chart:style-name="ch2">
          <text:p>CPU by Processor ubuntuServer  11/4/2011</text:p>
        </chart:title>
        <chart:legend chart:legend-position="end" svg:x="31.016cm" svg:y="5.598cm" chart:style-name="ch3"/>
        <chart:plot-area chart:style-name="ch4" table:cell-range-address="CPU_SUMM.A1:CPU_SUMM.D5" chart:data-source-has-labels="both" svg:x="0.668cm" svg:y="1.281cm" svg:width="29.681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37.3">
                <text:p text:id="CPU_SUMM.B2:CPU_SUMM.B5">37.3</text:p>
              </table:table-cell>
              <table:table-cell office:value-type="float" office:value="3.33333333333333">
                <text:p text:id="CPU_SUMM.C2:CPU_SUMM.C5">3.33333333333333</text:p>
              </table:table-cell>
              <table:table-cell office:value-type="float" office:value="1.7">
                <text:p text:id="CPU_SUMM.D2:CPU_SUMM.D5">1.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41.0333333333333">
                <text:p>41.0333333333333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8.7333333333333">
                <text:p>38.7333333333333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63333333333333">
                <text:p>2.63333333333333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4.5">
                <text:p>4.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3.706cm" svg:height="12.834cm" xlink:href=".." chart:class="chart:area" chart:style-name="ch1">
        <chart:title svg:x="9.907cm" svg:y="0.256cm" chart:style-name="ch2">
          <text:p>Disk total KB/s JMeter_Test_60_Threads - 11/4/2011</text:p>
        </chart:title>
        <chart:legend chart:legend-position="end" svg:x="29.945cm" svg:y="5.598cm" chart:style-name="ch3"/>
        <chart:plot-area chart:style-name="ch4" table:cell-range-address="DISK_SUMM.A2:DISK_SUMM.D4 DISK_SUMM.B1:DISK_SUMM.C1" chart:data-source-has-labels="column" svg:x="1.147cm" svg:y="1.281cm" svg:width="27.6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675cm" svg:y="6.603cm" chart:style-name="ch7">
              <text:p>KB/sec</text:p>
            </chart:title>
          </chart:axis>
          <chart:axis chart:dimension="y" chart:name="secondary-y" chart:style-name="ch8">
            <chart:title svg:x="28.345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1:13:54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116.4">
                <text:p text:id="DISK_SUMM.C2:DISK_SUMM.C4">116.4</text:p>
              </table:table-cell>
              <table:table-cell office:value-type="float" office:value="9.2">
                <text:p text:id="DISK_SUMM.D2:DISK_SUMM.D4">9.2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0">
                <text:p>0</text:p>
              </table:table-cell>
              <table:table-cell office:value-type="float" office:value="1658">
                <text:p>1658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0">
                <text:p>0</text:p>
              </table:table-cell>
              <table:table-cell office:value-type="float" office:value="8096.6">
                <text:p>8096.6</text:p>
              </table:table-cell>
              <table:table-cell office:value-type="float" office:value="311">
                <text:p>3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6cm" svg:height="12.837cm" xlink:href=".." chart:class="chart:bar" chart:style-name="ch1">
        <chart:title svg:x="10cm" svg:y="0.256cm" chart:style-name="ch2">
          <text:p>Disk total KB/s JMeter_Test_60_Threads  11/4/2011</text:p>
        </chart:title>
        <chart:legend chart:legend-position="end" svg:x="31.32cm" svg:y="5.599cm" chart:style-name="ch3"/>
        <chart:plot-area chart:style-name="ch4" table:cell-range-address="DISK_SUMM.B1:DISK_SUMM.D1 DISK_SUMM.A6:DISK_SUMM.D8" chart:data-source-has-labels="both" svg:x="0.674cm" svg:y="1.281cm" svg:width="29.973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3290.33333333333">
                <text:p>3290.33333333333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3630.69234998143">
                <text:p>3630.69234998143</text:p>
              </table:table-cell>
              <table:table-cell office:value-type="float" office:value="90.8958481613286">
                <text:p>90.8958481613286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175.57431668524">
                <text:p>1175.57431668524</text:p>
              </table:table-cell>
              <table:table-cell office:value-type="float" office:value="51.5041518386714">
                <text:p>51.50415183867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8.89cm" svg:y="0.256cm" chart:style-name="ch2">
          <text:p>Disk Block Size JMeter_Test_60_Threads (Kbytes)  11/4/2011</text:p>
        </chart:title>
        <chart:legend chart:legend-position="end" svg:x="31.403cm" svg:y="5.598cm" chart:style-name="ch3"/>
        <chart:plot-area chart:style-name="ch4" table:cell-range-address="DISKBSIZE.B1:DISKBSIZE.E1 DISKBSIZE.B6:DISKBSIZE.E8" chart:data-source-has-labels="row" svg:x="0.675cm" svg:y="1.281cm" svg:width="30.054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5.9">
                <text:p text:id="DISKBSIZE.B6:DISKBSIZE.E6">15.9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.36729559748428">
                <text:p text:id="DISKBSIZE.B7:DISKBSIZE.E7">3.36729559748428</text:p>
              </table:table-cell>
              <table:table-cell office:value-type="float" office:value="3.36729559748428">
                <text:p>3.36729559748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.73270440251572">
                <text:p text:id="DISKBSIZE.B8:DISKBSIZE.E8">6.73270440251572</text:p>
              </table:table-cell>
              <table:table-cell office:value-type="float" office:value="6.73270440251572">
                <text:p>6.73270440251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8.89cm" svg:y="0.256cm" chart:style-name="ch2">
          <text:p>Disk Block Size JMeter_Test_60_Threads (Kbytes)  11/4/2011</text:p>
        </chart:title>
        <chart:legend chart:legend-position="end" svg:x="31.562cm" svg:y="5.365cm" chart:style-name="ch3"/>
        <chart:plot-area chart:style-name="ch4" table:cell-range-address="DISKBSIZE.A1:DISKBSIZE.E4" chart:data-source-has-labels="both" svg:x="0.675cm" svg:y="1.281cm" svg:width="30.213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1:13:54</text:p>
              </table:table-cell>
              <table:table-cell office:value-type="float" office:value="12.8">
                <text:p text:id="DISKBSIZE.B2:DISKBSIZE.B4">12.8</text:p>
              </table:table-cell>
              <table:table-cell office:value-type="float" office:value="12.8">
                <text:p text:id="DISKBSIZE.C2:DISKBSIZE.C4">12.8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1:14:24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4:5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10.465cm" svg:y="0.256cm" chart:style-name="ch2">
          <text:p>Disk %Busy JMeter_Test_60_Threads  11/4/2011</text:p>
        </chart:title>
        <chart:legend chart:legend-position="end" svg:x="31.403cm" svg:y="5.598cm" chart:style-name="ch3"/>
        <chart:plot-area chart:style-name="ch4" table:cell-range-address="DISKBUSY.B1:DISKBUSY.E1 DISKBUSY.B6:DISKBUSY.E8" chart:data-source-has-labels="row" svg:x="0.675cm" svg:y="1.281cm" svg:width="30.054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0.2333333333333">
                <text:p text:id="DISKBUSY.B6:DISKBUSY.E6">30.2333333333333</text:p>
              </table:table-cell>
              <table:table-cell office:value-type="float" office:value="30.5333333333333">
                <text:p>30.5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8.7012862918045">
                <text:p text:id="DISKBUSY.B7:DISKBUSY.E7">18.7012862918045</text:p>
              </table:table-cell>
              <table:table-cell office:value-type="float" office:value="17.9293304221252">
                <text:p>17.9293304221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.16538037486219">
                <text:p text:id="DISKBUSY.B8:DISKBUSY.E8">9.16538037486219</text:p>
              </table:table-cell>
              <table:table-cell office:value-type="float" office:value="9.63733624454149">
                <text:p>9.63733624454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